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&amp;<text:span text:style-name="T1">P412477</text:span> = CULC 43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#project: obta</text:p>
          </table:table-cell>
          <table:table-cell table:number-columns-repeated="5"/>
        </table:table-row>
        <table:table-row table:style-name="ro3">
          <table:table-cell office:value-type="string">
            <text:p>#atf: lang akk-x-oldbab</text:p>
          </table:table-cell>
          <table:table-cell table:number-columns-repeated="5"/>
        </table:table-row>
        <table:table-row table:style-name="ro2">
          <table:table-cell office:value-type="string">
            <text:p>#atf: use unicode</text:p>
          </table:table-cell>
          <table:table-cell table:number-columns-repeated="5"/>
        </table:table-row>
        <table:table-row table:style-name="ro2">
          <table:table-cell office:value-type="string">
            <text:p>#atf: use legacy</text:p>
          </table:table-cell>
          <table:table-cell table:number-columns-repeated="5"/>
        </table:table-row>
        <table:table-row table:style-name="ro2">
          <table:table-cell office:value-type="string">
            <text:p>#atf: use math</text:p>
          </table:table-cell>
          <table:table-cell table:number-columns-repeated="5"/>
        </table:table-row>
        <table:table-row table:style-name="ro2">
          <table:table-cell office:value-type="string">
            <text:p>#atf: use mylines</text:p>
          </table:table-cell>
          <table:table-cell table:number-columns-repeated="5"/>
        </table:table-row>
        <table:table-row table:style-name="ro2">
          <table:table-cell office:value-type="string">
            <text:p>@tablet</text:p>
          </table:table-cell>
          <table:table-cell table:number-columns-repeated="5"/>
        </table:table-row>
        <table:table-row table:style-name="ro2">
          <table:table-cell office:value-type="string">
            <text:p>@obverse</text:p>
          </table:table-cell>
          <table:table-cell table:number-columns-repeated="5"/>
        </table:table-row>
        <table:table-row table:style-name="ro2">
          <table:table-cell table:style-name="ce3" office:value-type="string">
            <text:p>1.</text:p>
          </table:table-cell>
          <table:table-cell office:value-type="string">
            <text:p>GU₄-HI.[A]</text:p>
          </table:table-cell>
          <table:table-cell office:value-type="string">
            <text:p>{še}&lt;MUR&gt;.GU₄</text:p>
          </table:table-cell>
          <table:table-cell office:value-type="string">
            <text:p>DUH</text:p>
          </table:table-cell>
          <table:table-cell office:value-type="string">
            <text:p>IN.NU.DA</text:p>
          </table:table-cell>
          <table:table-cell office:value-type="string">
            <text:p>MU-BI.IM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tuhhum[bran]N; </text:p>
          </table:table-cell>
          <table:table-cell office:value-type="string">
            <text:p>tibnum[straw]N; </text:p>
          </table:table-cell>
          <table:table-cell office:value-type="string">
            <text:p>šumšu[name]N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table:style-name="ce3" office:value-type="string">
            <text:p>2.</text:p>
          </table:table-cell>
          <table:table-cell office:value-type="string">
            <text:p>2.⸢44⸣</text:p>
          </table:table-cell>
          <table:table-cell office:value-type="string">
            <text:p>[1(AŠ) &lt;GUR&gt;] 1(BARIG)</text:p>
          </table:table-cell>
          <table:table-cell office:value-type="string">
            <text:p>1(AŠ) &lt;GUR&gt; 1(BARIG)</text:p>
          </table:table-cell>
          <table:table-cell/>
          <table:table-cell office:value-type="string">
            <text:p>é-a-ma-lik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</text:p>
          </table:table-cell>
          <table:table-cell office:value-type="string">
            <text:p>n; kur[unit]N; n; </text:p>
          </table:table-cell>
          <table:table-cell/>
          <table:table-cell office:value-type="string">
            <text:p>Ea-malik[1]P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$ 1 line blank</text:p>
          </table:table-cell>
          <table:table-cell table:number-columns-repeated="5"/>
        </table:table-row>
        <table:table-row table:style-name="ro2">
          <table:table-cell table:style-name="ce3" office:value-type="string">
            <text:p>4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EN.LIL₂-LA₂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Enlil[1]D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5.</text:p>
          </table:table-cell>
          <table:table-cell office:value-type="string">
            <text:p>[3.50?]</text:p>
          </table:table-cell>
          <table:table-cell office:value-type="string">
            <text:p>2(AŠ) &lt;GUR&gt;</text:p>
          </table:table-cell>
          <table:table-cell office:value-type="string">
            <text:p>1(AŠ) &lt;GUR&gt; 4(BARIG)</text:p>
          </table:table-cell>
          <table:table-cell/>
          <table:table-cell office:value-type="string">
            <text:p>i-din-{d}UTU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kur[unit]N; n; </text:p>
          </table:table-cell>
          <table:table-cell/>
          <table:table-cell office:value-type="string">
            <text:p>Iddin-Šamaš[1]P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$ 1 line blank</text:p>
          </table:table-cell>
          <table:table-cell table:number-columns-repeated="5"/>
        </table:table-row>
        <table:table-row table:style-name="ro2">
          <table:table-cell table:style-name="ce3" office:value-type="string">
            <text:p>7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UTU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Šamaš[]D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8.</text:p>
          </table:table-cell>
          <table:table-cell office:value-type="string">
            <text:p>[16]</text:p>
          </table:table-cell>
          <table:table-cell office:value-type="string">
            <text:p>4(BAN₂)</text:p>
          </table:table-cell>
          <table:table-cell office:value-type="string">
            <text:p>5(BAN₂)</text:p>
          </table:table-cell>
          <table:table-cell/>
          <table:table-cell office:value-type="string">
            <text:p>ia-ú</text:p>
          </table:table-cell>
        </table:table-row>
        <table:table-row table:style-name="ro2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/>
          <table:table-cell office:value-type="string">
            <text:p>yāʾu[mine]PP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$ 1 line blank</text:p>
          </table:table-cell>
          <table:table-cell table:number-columns-repeated="5"/>
        </table:table-row>
        <table:table-row table:style-name="ro2">
          <table:table-cell office:value-type="string">
            <text:p>10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NANNA</text:p>
          </table:table-cell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Nanna[1]D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@reverse</text:p>
          </table:table-cell>
          <table:table-cell table:number-columns-repeated="5"/>
        </table:table-row>
        <table:table-row table:style-name="ro2">
          <table:table-cell office:value-type="string">
            <text:p>$ several lines blank</text:p>
          </table:table-cell>
          <table:table-cell table:number-columns-repeated="5"/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office:value-type="string">
            <text:p>1. |</text:p>
          </table:table-cell>
          <table:table-cell office:value-type="string" table:number-columns-spanned="5" table:number-rows-spanned="1">
            <text:p>NÍG.Ú.RUM DINGIR-RE.E.NE</text:p>
          </table:table-cell>
          <table:covered-table-cell table:number-columns-repeated="4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namkūr[property]N; ilāni[god]N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5" table:number-rows-spanned="1">
            <text:p>{iti}DU₆.[KÙ] KI-4 U₄ 2-KAM</text:p>
          </table:table-cell>
          <table:covered-table-cell table:number-columns-repeated="4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Tašritum[1]MN; n; ūm[day]N; n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5" table:number-rows-spanned="1">
            <text:p>%s mu ki-2</text:p>
          </table:table-cell>
          <table:covered-table-cell table:number-columns-repeated="4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mu[year]; n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5"/>
        </table:table-row>
        <table:table-row table:style-name="ro2">
          <table:table-cell office:value-type="string">
            <text:p>@obverse</text:p>
          </table:table-cell>
          <table:table-cell table:number-columns-repeated="5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 office:value-type="string">
            <text:p>[1 @gur] 60 @sila</text:p>
          </table:table-cell>
          <table:table-cell office:value-type="string">
            <text:p>1 @gur 60 @sila</text:p>
          </table:table-cell>
          <table:table-cell/>
          <table:table-cell office:value-type="string">
            <text:p>Ea-malik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5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Property of Enlil</text:p>
          </table:table-cell>
          <table:covered-table-cell table:number-columns-repeated="4"/>
        </table:table-row>
        <table:table-row table:style-name="ro2">
          <table:table-cell office:value-type="string">
            <text:p>5.</text:p>
          </table:table-cell>
          <table:table-cell office:value-type="string">
            <text:p>[@?3 50?@]</text:p>
          </table:table-cell>
          <table:table-cell office:value-type="string">
            <text:p>2 @gur</text:p>
          </table:table-cell>
          <table:table-cell office:value-type="string">
            <text:p>1 @gur 240 @sila</text:p>
          </table:table-cell>
          <table:table-cell/>
          <table:table-cell office:value-type="string">
            <text:p>Iddin-Šamaš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5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Property of Šamaš</text:p>
          </table:table-cell>
          <table:covered-table-cell table:number-columns-repeated="4"/>
        </table:table-row>
        <table:table-row table:style-name="ro2">
          <table:table-cell office:value-type="string">
            <text:p>8.</text:p>
          </table:table-cell>
          <table:table-cell office:value-type="string">
            <text:p>[16]</text:p>
          </table:table-cell>
          <table:table-cell office:value-type="string">
            <text:p>40 @sila</text:p>
          </table:table-cell>
          <table:table-cell office:value-type="string">
            <text:p>50 @sila</text:p>
          </table:table-cell>
          <table:table-cell/>
          <table:table-cell office:value-type="string">
            <text:p>Mine</text:p>
          </table:table-cell>
        </table:table-row>
        <table:table-row table:style-name="ro2">
          <table:table-cell office:value-type="string">
            <text:p>$ 1 line blank</text:p>
          </table:table-cell>
          <table:table-cell table:number-columns-repeated="5"/>
        </table:table-row>
        <table:table-row table:style-name="ro2">
          <table:table-cell office:value-type="string">
            <text:p>10.</text:p>
          </table:table-cell>
          <table:table-cell office:value-type="string" table:number-columns-spanned="5" table:number-rows-spanned="1">
            <text:p>Property of Nanna</text:p>
          </table:table-cell>
          <table:covered-table-cell table:number-columns-repeated="4"/>
        </table:table-row>
        <table:table-row table:style-name="ro2">
          <table:table-cell office:value-type="string">
            <text:p>@reverse</text:p>
          </table:table-cell>
          <table:table-cell table:number-columns-repeated="5"/>
        </table:table-row>
        <table:table-row table:style-name="ro2">
          <table:table-cell office:value-type="string">
            <text:p>$ several lines blank</text:p>
          </table:table-cell>
          <table:table-cell table:number-columns-repeated="5"/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Property of the gods</text:p>
          </table:table-cell>
          <table:covered-table-cell table:number-columns-repeated="4"/>
        </table:table-row>
        <table:table-row table:style-name="ro2">
          <table:table-cell office:value-type="string">
            <text:p>$ single ruling</text:p>
          </table:table-cell>
          <table:table-cell table:number-columns-repeated="5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Tašritum (Month VI), fourth, day 2</text:p>
          </table:table-cell>
          <table:covered-table-cell table:number-columns-repeated="4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Year: the second.</text:p>
          </table:table-cell>
          <table:covered-table-cell table:number-columns-repeated="4"/>
        </table:table-row>
        <table:table-row table:style-name="ro2" table:number-rows-repeated="104850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2-06-16T21:40:55</dc:date>
    <meta:editing-duration>PT00H22M14S</meta:editing-duration>
    <meta:editing-cycles>16</meta:editing-cycles>
    <meta:generator>NeoOffice/3.2.1$Unix OpenOffice.org_project/Patch 5</meta:generator>
    <dc:creator>Eleanor Robson</dc:creator>
    <meta:document-statistic meta:table-count="3" meta:cell-count="132" meta:object-count="0"/>
  </office:meta>
</office:document-meta>
</file>